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8da" officeooo:paragraph-rsid="000258da"/>
    </style:style>
    <style:style style:name="P2" style:family="paragraph" style:parent-style-name="Standard">
      <style:text-properties officeooo:rsid="000258da" officeooo:paragraph-rsid="000403be"/>
    </style:style>
    <style:style style:name="P3" style:family="paragraph" style:parent-style-name="Standard">
      <style:text-properties officeooo:rsid="000258da" officeooo:paragraph-rsid="00046760"/>
    </style:style>
    <style:style style:name="P4" style:family="paragraph" style:parent-style-name="Standard">
      <style:text-properties officeooo:rsid="000258da" officeooo:paragraph-rsid="00060d20"/>
    </style:style>
    <style:style style:name="P5" style:family="paragraph" style:parent-style-name="Standard">
      <style:text-properties officeooo:rsid="000403be" officeooo:paragraph-rsid="000403be"/>
    </style:style>
    <style:style style:name="P6" style:family="paragraph" style:parent-style-name="Standard">
      <style:text-properties officeooo:rsid="00046760" officeooo:paragraph-rsid="00046760"/>
    </style:style>
    <style:style style:name="P7" style:family="paragraph" style:parent-style-name="Standard">
      <style:text-properties officeooo:rsid="00060d20" officeooo:paragraph-rsid="00060d20"/>
    </style:style>
    <style:style style:name="P8" style:family="paragraph" style:parent-style-name="Standard">
      <style:text-properties officeooo:rsid="00066f02" officeooo:paragraph-rsid="00066f02"/>
    </style:style>
    <style:style style:name="T1" style:family="text">
      <style:text-properties officeooo:rsid="000403be"/>
    </style:style>
    <style:style style:name="T2" style:family="text">
      <style:text-properties officeooo:rsid="00046564"/>
    </style:style>
    <style:style style:name="T3" style:family="text">
      <style:text-properties officeooo:rsid="00046760"/>
    </style:style>
    <style:style style:name="T4" style:family="text">
      <style:text-properties officeooo:rsid="00060d20"/>
    </style:style>
    <style:style style:name="T5" style:family="text">
      <style:text-properties officeooo:rsid="00066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ua.pt/" text:style-name="Internet_20_link" text:visited-style-name="Visited_20_Internet_20_Link"/></text:p>
      <text:p text:style-name="P1"><text:a xlink:type="simple" xlink:href="http://www.ua.pt/" text:style-name="Internet_20_link" text:visited-style-name="Visited_20_Internet_20_Link"/></text:p>
      <text:p text:style-name="P1">2. <text:tab/>i) <text:span text:style-name="T1">4</text:span> interface<text:span text:style-name="T1">s </text:span>de rede </text:p>
      <text:p text:style-name="P1"/>
      <text:p text:style-name="P1"><text:tab/>ii) <text:s/><text:span text:style-name="T1">192.168.45.4</text:span></text:p>
      <text:p text:style-name="P1"><text:tab/> <text:s text:c="5"/><text:span text:style-name="T1">127.0.0.1</text:span></text:p>
      <text:p text:style-name="P5"><text:tab/> <text:s text:c="5"/>172.17.0.1<text:tab/></text:p>
      <text:p text:style-name="P2"><text:span text:style-name="T1"><text:tab/></text:span></text:p>
      <text:p text:style-name="P2"><text:span text:style-name="T1"><text:tab/>iii) 192.168.63.254 / 0.0.0.0</text:span></text:p>
      <text:p text:style-name="P1"><text:tab/></text:p>
      <text:p text:style-name="P1"><text:span text:style-name="T1"><text:tab/>iv) 10:68:38:8d:06:b1<text:line-break/><text:tab/> <text:s text:c="5"/>08:bf:b8:09:47:8c</text:span></text:p>
      <text:p text:style-name="P1"><text:tab/> <text:s text:c="5"/>02:42:c6:92:a5:74</text:p>
      <text:p text:style-name="P1"><text:tab/></text:p>
      <text:p text:style-name="P1"><text:span text:style-name="T2"><text:tab/>v) <text:s/>127.0.0.53</text:span></text:p>
      <text:p text:style-name="P1"><text:a xlink:type="simple" xlink:href="http://www.ua.pt/" text:style-name="Internet_20_link" text:visited-style-name="Visited_20_Internet_20_Link"/></text:p>
      <text:p text:style-name="P4"><text:span text:style-name="T4">3. </text:span></text:p>
      <text:p text:style-name="P1"><text:a xlink:type="simple" xlink:href="http://www.ua.pt/" text:style-name="Internet_20_link" text:visited-style-name="Visited_20_Internet_20_Link"/></text:p>
      <text:p text:style-name="P1"><text:a xlink:type="simple" xlink:href="http://www.ua.pt/" text:style-name="Internet_20_link" text:visited-style-name="Visited_20_Internet_20_Link"/></text:p>
      <text:p text:style-name="P1"><text:a xlink:type="simple" xlink:href="http://www.ua.pt/" text:style-name="Internet_20_link" text:visited-style-name="Visited_20_Internet_20_Link">www.ua.pt</text:a><text:tab/>193.136.173.58</text:p>
      <text:p text:style-name="P1"/>
      <text:p text:style-name="P1"><text:tab/></text:p>
      <text:p text:style-name="P1">ua.pt<text:tab/><text:tab/>193.136.172.175 / 193.136.172.174 / 193.136.172.173</text:p>
      <text:p text:style-name="P1"/>
      <text:p text:style-name="P1"><text:tab/></text:p>
      <text:p text:style-name="P1"><text:a xlink:type="simple" xlink:href="http://www.up.pt/" text:style-name="Internet_20_link" text:visited-style-name="Visited_20_Internet_20_Link">www.up.pt</text:a><text:tab/><text:span text:style-name="T2">104.18.7.105 / 104.18.6.105</text:span></text:p>
      <text:p text:style-name="P1"/>
      <text:p text:style-name="P1"/>
      <text:p text:style-name="P1"><text:a xlink:type="simple" xlink:href="http://www.tvi.iol.pt/" text:style-name="Internet_20_link" text:visited-style-name="Visited_20_Internet_20_Link">www.tvi.iol.pt</text:a><text:tab/><text:span text:style-name="T2">193.126.240.138</text:span></text:p>
      <text:p text:style-name="P1"/>
      <text:p text:style-name="P1"/>
      <text:p text:style-name="P1"><text:a xlink:type="simple" xlink:href="http://www.sapo.pt/" text:style-name="Internet_20_link" text:visited-style-name="Visited_20_Internet_20_Link">www.sapo.pt</text:a><text:tab/><text:span text:style-name="T2">213.13.146.142</text:span></text:p>
      <text:p text:style-name="P1"/>
      <text:p text:style-name="P1"/>
      <text:p text:style-name="P1"><text:a xlink:type="simple" xlink:href="http://www.tsf.pt/" text:style-name="Internet_20_link" text:visited-style-name="Visited_20_Internet_20_Link">www.tsf.pt</text:a><text:tab/><text:span text:style-name="T2">172.67.73.66 / 104.26.6.237 / 104.26.7.237</text:span></text:p>
      <text:p text:style-name="P1"/>
      <text:p text:style-name="P1"/>
      <text:p text:style-name="P1"><text:a xlink:type="simple" xlink:href="http://www.clix.pt/" text:style-name="Internet_20_link" text:visited-style-name="Visited_20_Internet_20_Link">www.clix.pt</text:a> <text:tab/><text:span text:style-name="T3">NOT FOUND</text:span></text:p>
      <text:p text:style-name="P1"/>
      <text:p text:style-name="P1"/>
      <text:p text:style-name="P1"><text:a xlink:type="simple" xlink:href="http://www.antena3.pt/" text:style-name="Internet_20_link" text:visited-style-name="Visited_20_Internet_20_Link">www.antena3.pt</text:a><text:tab/>94.46.160.176</text:p>
      <text:p text:style-name="P1"/>
      <text:p text:style-name="P1"/>
      <text:p text:style-name="P1"><text:a xlink:type="simple" xlink:href="http://www.rtp.pt/" text:style-name="Internet_20_link" text:visited-style-name="Visited_20_Internet_20_Link">www.rtp.pt</text:a><text:tab/>146.75.90.192</text:p>
      <text:p text:style-name="P1"/>
      <text:p text:style-name="P1"/>
      <text:p text:style-name="P1"><text:a xlink:type="simple" xlink:href="http://www.publico.pt/" text:style-name="Internet_20_link" text:visited-style-name="Visited_20_Internet_20_Link">www.publico.pt</text:a><text:tab/>108.157.98.97 / <text:s/>108.157.98.113 / 108.157.98.35 / 108.157.98.<text:span text:style-name="T3">54</text:span></text:p>
      <text:p text:style-name="P1"/>
      <text:p text:style-name="P1"/>
      <text:p text:style-name="P1"><text:a xlink:type="simple" xlink:href="http://www.publico.clix.pt/" text:style-name="Internet_20_link" text:visited-style-name="Visited_20_Internet_20_Link">www.publico.clix.pt</text:a><text:tab/><text:span text:style-name="T3">NOT FOUND</text:span></text:p>
      <text:p text:style-name="P1"/>
      <text:p text:style-name="P1"/>
      <text:p text:style-name="P1"><text:soft-page-break/><text:a xlink:type="simple" xlink:href="http://www.google.com/" text:style-name="Internet_20_link" text:visited-style-name="Visited_20_Internet_20_Link">www.google.com</text:a><text:tab/>142.250.200.68</text:p>
      <text:p text:style-name="P1"/>
      <text:p text:style-name="P1"/>
      <text:p text:style-name="P1"><text:a xlink:type="simple" xlink:href="http://www.google.pt/" text:style-name="Internet_20_link" text:visited-style-name="Visited_20_Internet_20_Link">www.google.pt</text:a><text:tab/>216.58.215.163</text:p>
      <text:p text:style-name="P1"/>
      <text:p text:style-name="P1"/>
      <text:p text:style-name="P1"><text:a xlink:type="simple" xlink:href="http://www.google.es/" text:style-name="Internet_20_link" text:visited-style-name="Visited_20_Internet_20_Link">www.google.es</text:a><text:tab/>142.250.200.99</text:p>
      <text:p text:style-name="P1"/>
      <text:p text:style-name="P1"/>
      <text:p text:style-name="P1"/>
      <text:p text:style-name="P6">4.</text:p>
      <text:p text:style-name="P6"/>
      <text:p text:style-name="P6"/>
      <text:p text:style-name="P6">IP<text:tab/><text:tab/><text:tab/>NOME</text:p>
      <text:p text:style-name="P3">193.136.173.58<text:tab/>lvs-ng.ua.pt</text:p>
      <text:p text:style-name="P3"><text:span text:style-name="T2">213.13.146.142 <text:tab/>sapo.pt</text:span></text:p>
      <text:p text:style-name="P3"><text:span text:style-name="T2">193.126.240.138<text:tab/></text:span><text:span text:style-name="T3">www.tvi.iol.pt</text:span></text:p>
      <text:p text:style-name="P3">142.250.200.68<text:tab/>mad07s24-in-f4.1e100.net</text:p>
      <text:p text:style-name="P3"/>
      <text:p text:style-name="P7">5.</text:p>
      <text:p text:style-name="P7"><text:a xlink:type="simple" xlink:href="http://www.up.pt/" text:style-name="Internet_20_link" text:visited-style-name="Visited_20_Internet_20_Link">www.up.pt</text:a><text:tab/><text:tab/>104.18.7.105</text:p>
      <text:p text:style-name="P7"><text:a xlink:type="simple" xlink:href="http://www.sapo.pt/" text:style-name="Internet_20_link" text:visited-style-name="Visited_20_Internet_20_Link">www.sapo.pt</text:a><text:tab/><text:tab/>213.13.146.142</text:p>
      <text:p text:style-name="P7"><text:a xlink:type="simple" xlink:href="http://www.rtp.pt/" text:style-name="Internet_20_link" text:visited-style-name="Visited_20_Internet_20_Link">www.rtp.pt</text:a><text:tab/><text:tab/>146.75.90.192</text:p>
      <text:p text:style-name="P7"><text:a xlink:type="simple" xlink:href="http://www.antena3.pt/" text:style-name="Internet_20_link" text:visited-style-name="Visited_20_Internet_20_Link">www.antena3.pt</text:a><text:tab/>94.46.160.176</text:p>
      <text:p text:style-name="P7">cnn.com<text:tab/><text:tab/>151.101.67.5</text:p>
      <text:p text:style-name="P7">ac360.com<text:tab/><text:tab/>2.16.54.151<text:line-break/><text:line-break/>Alguns sites não deixam entrar pelos Endereços IP, outros levam-nos para a página que o link nos levaria.</text:p>
      <text:p text:style-name="P7"/>
      <text:p text:style-name="P7">6.</text:p>
      <text:p text:style-name="P7"/>
      <text:p text:style-name="P7">www.ua.pt <text:tab/><text:tab/>Aveiro, Portugal<text:tab/><text:tab/><text:span text:style-name="T5">23.561ms</text:span></text:p>
      <text:p text:style-name="P7">www.up.pt <text:tab/><text:tab/>Porto, Portugal<text:tab/><text:tab/><text:span text:style-name="T5">25.343ms</text:span></text:p>
      <text:p text:style-name="P7">www.ul.pt <text:tab/><text:tab/>Lisboa, Portugal<text:tab/><text:tab/>-</text:p>
      <text:p text:style-name="P7">www.utad.pt <text:tab/><text:tab/>Vila Real, Portugal<text:tab/><text:tab/>-</text:p>
      <text:p text:style-name="P7">www.uevora.pt <text:tab/>Évora, Portugal<text:tab/><text:tab/>-</text:p>
      <text:p text:style-name="P7">www.uam.es <text:tab/><text:tab/>Madrid, Espanha<text:tab/><text:tab/><text:span text:style-name="T5">46.529ms</text:span></text:p>
      <text:p text:style-name="P7">www.cmu.edu <text:tab/>EUA<text:tab/><text:tab/><text:tab/><text:tab/><text:span text:style-name="T5">135.831ms</text:span></text:p>
      <text:p text:style-name="P7">www.zju.edu.cn <text:tab/>China<text:tab/><text:tab/><text:tab/><text:tab/><text:span text:style-name="T5">88.872ms</text:span></text:p>
      <text:p text:style-name="P7">www.adelaide.edu.au <text:tab/>Austrália<text:tab/><text:tab/><text:tab/><text:span text:style-name="T5">350.345ms</text:span></text:p>
      <text:p text:style-name="P7"/>
      <text:p text:style-name="P8">7.</text:p>
      <text:p text:style-name="P8">www.ua.pt <text:tab/><text:tab/><text:tab/>Aveiro, Portugal <text:tab/>1</text:p>
      <text:p text:style-name="P8">www.up.pt <text:tab/><text:tab/><text:tab/>Porto, Portugal<text:tab/>3</text:p>
      <text:p text:style-name="P8">www.fc.ul.pt <text:tab/><text:tab/><text:tab/>Lisboa, Portugal<text:tab/>1</text:p>
      <text:p text:style-name="P8">www.utad.pt <text:tab/><text:tab/><text:tab/>Vila Real, Portugal<text:tab/>3</text:p>
      <text:p text:style-name="P8">www.uevora.pt <text:tab/><text:tab/>Évora, Portugal<text:tab/>3</text:p>
      <text:p text:style-name="P8">www.uam.es <text:tab/><text:tab/><text:tab/>Madrid, Espanha<text:tab/>1</text:p>
      <text:p text:style-name="P8">www.cmu.edu <text:tab/><text:tab/>EUA<text:tab/><text:tab/><text:tab/>1</text:p>
      <text:p text:style-name="P8">www.zju.edu.cn <text:tab/><text:tab/>China<text:tab/><text:tab/><text:tab/>1</text:p>
      <text:p text:style-name="P8">www.adelaide.edu.au <text:tab/><text:tab/>Austrália<text:tab/><text:tab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1:54:54.532467525</meta:creation-date>
    <dc:date>2024-09-20T13:00:29.726622860</dc:date>
    <meta:editing-duration>PT2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179" meta:character-count="1681" meta:non-whitespace-character-count="1446"/>
  </office:meta>
</office:document-meta>
</file>